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413cm" fo:min-width="10.012cm" fo:padding-top="0cm" fo:padding-bottom="0cm" fo:padding-left="1.75cm" fo:padding-right="0cm" style:writing-mode="lr-tb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458cm" fo:min-width="0.208cm" fo:padding-top="0.009cm" fo:padding-bottom="0.009cm" fo:padding-left="0.009cm" fo:padding-right="0.009cm" fo:wrap-option="wrap" style:writing-mode="lr-tb"/>
      <style:paragraph-properties style:writing-mode="lr-tb"/>
    </style:style>
    <style:style style:name="gr3" style:family="graphic" style:parent-style-name="objectwithoutfill">
      <style:graphic-properties svg:stroke-width="0.035cm" svg:stroke-color="#000000" draw:marker-start-width="0.252cm" draw:marker-end-width="0.252cm" svg:stroke-linecap="square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53cm" svg:stroke-color="#000000" draw:marker-start-width="0.279cm" draw:marker-end-width="0.279cm" svg:stroke-linecap="square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15cm" fo:min-width="0.5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106cm" svg:stroke-color="#000000" draw:marker-start-width="0.358cm" draw:marker-end-width="0.358cm" svg:stroke-linecap="square" draw:fill="none" draw:textarea-vertical-align="middle" fo:padding-top="0.177cm" fo:padding-bottom="0.177cm" fo:padding-left="0.302cm" fo:padding-right="0.302cm"/>
    </style:style>
    <style:style style:name="gr7" style:family="graphic" style:parent-style-name="standard">
      <style:graphic-properties draw:stroke="dash" draw:stroke-dash="Fine_20_Dashed" svg:stroke-width="0.035cm" svg:stroke-color="#000000" draw:marker-start-width="0.252cm" draw:marker-end-width="0.252cm" svg:stroke-linecap="butt" draw:fill="none" draw:textarea-horizontal-align="justify" draw:textarea-vertical-align="top" draw:auto-grow-height="false" fo:min-height="4.052cm" fo:min-width="4.851cm" fo:padding-top="0cm" fo:padding-bottom="0cm" fo:padding-left="0cm" fo:padding-right="0.25cm" style:writing-mode="lr-tb"/>
      <style:paragraph-properties style:writing-mode="lr-tb"/>
    </style:style>
    <style:style style:name="gr8" style:family="graphic" style:parent-style-name="standard">
      <style:graphic-properties draw:stroke="solid" draw:stroke-dash="Fine_20_Dashed" svg:stroke-width="0.035cm" svg:stroke-color="#000000" draw:marker-start-width="0.252cm" draw:marker-end-width="0.252cm" svg:stroke-linecap="butt" draw:fill="none" draw:textarea-horizontal-align="justify" draw:textarea-vertical-align="middle" draw:auto-grow-height="false" fo:min-height="1.754cm" fo:min-width="1.054cm" fo:padding-top="0cm" fo:padding-bottom="0cm" fo:padding-left="0cm" fo:padding-right="0cm" style:writing-mode="lr-tb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-color="#000000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69cm" fo:min-width="0.69cm" fo:padding-top="0.009cm" fo:padding-bottom="0.009cm" fo:padding-left="0.009cm" fo:padding-right="0.009cm" fo:wrap-option="wrap" style:writing-mode="lr-tb"/>
      <style:paragraph-properties style:writing-mode="lr-tb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55cm" fo:min-width="0.55cm" fo:padding-top="0.009cm" fo:padding-bottom="0.009cm" fo:padding-left="0.009cm" fo:padding-right="0.009cm" fo:wrap-option="wrap" style:writing-mode="lr-tb"/>
      <style:paragraph-properties style:writing-mode="lr-tb"/>
    </style:style>
    <style:style style:name="gr13" style:family="graphic" style:parent-style-name="objectwithoutfill">
      <style:graphic-properties svg:stroke-width="0.035cm" svg:stroke-color="#000000" draw:marker-start-width="0.252cm" draw:marker-end="Groty_20_strzałek_20_2" draw:marker-end-width="0.352cm" svg:stroke-linecap="square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098cm" fo:min-width="0.448cm" fo:padding-top="0.151cm" fo:padding-bottom="0.151cm" fo:padding-left="0.276cm" fo:padding-right="0.276cm"/>
    </style:style>
    <style:style style:name="gr15" style:family="graphic" style:parent-style-name="objectwithoutfill">
      <style:graphic-properties svg:stroke-width="0.035cm" svg:stroke-color="#000000" draw:marker-start="Arrow" draw:marker-start-width="0.252cm" draw:marker-end="" draw:marker-end-width="0.252cm" svg:stroke-linecap="square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stroke-dash="Dash_20_Dot_20_3" svg:stroke-width="0cm" draw:stroke-linejoin="none" svg:stroke-linecap="butt" draw:fill="solid" draw:fill-color="#000000" draw:textarea-horizontal-align="center" draw:textarea-vertical-align="middle"/>
    </style:style>
    <style:style style:name="P1" style:family="paragraph">
      <style:paragraph-properties fo:text-align="start" style:writing-mode="lr-tb"/>
      <style:text-properties style:font-name="Latin Modern Roman" fo:font-size="12pt" style:font-size-asian="12pt" style:font-size-complex="12pt"/>
    </style:style>
    <style:style style:name="P2" style:family="paragraph">
      <loext:graphic-properties draw:fill="none"/>
      <style:paragraph-properties fo:text-align="start" style:writing-mode="lr-tb"/>
      <style:text-properties style:font-name="Latin Modern Roman" fo:font-size="12pt" style:font-size-asian="12pt" style:font-size-complex="12pt"/>
    </style:style>
    <style:style style:name="P3" style:family="paragraph">
      <loext:graphic-properties draw:fill="none"/>
      <style:paragraph-properties fo:text-align="center" style:writing-mode="lr-tb"/>
      <style:text-properties style:font-name="Latin Modern Roman"/>
    </style:style>
    <style:style style:name="P4" style:family="paragraph">
      <loext:graphic-properties draw:fill="none"/>
      <style:paragraph-properties fo:text-align="center"/>
      <style:text-properties style:font-name="Latin Modern Roman"/>
    </style:style>
    <style:style style:name="P5" style:family="paragraph">
      <style:paragraph-properties fo:text-align="end" style:writing-mode="lr-tb"/>
      <style:text-properties style:font-name="Latin Modern Roman" fo:font-size="12pt" style:font-size-asian="12pt" style:font-size-complex="12pt"/>
    </style:style>
    <style:style style:name="P6" style:family="paragraph">
      <loext:graphic-properties draw:fill="none"/>
      <style:paragraph-properties fo:text-align="end" style:writing-mode="lr-tb"/>
      <style:text-properties style:font-name="Latin Modern Roman" fo:font-size="12pt" style:font-size-asian="12pt" style:font-size-complex="12pt"/>
    </style:style>
    <style:style style:name="P7" style:family="paragraph"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8" style:family="paragraph">
      <loext:graphic-properties draw:fill="none"/>
      <style:paragraph-properties fo:text-align="center" style:writing-mode="lr-tb"/>
      <style:text-properties style:font-name="Latin Modern Roman" fo:font-size="12pt" style:font-size-asian="12pt" style:font-size-complex="12pt"/>
    </style:style>
    <style:style style:name="P9" style:family="paragraph">
      <loext:graphic-properties draw:fill-color="#000000"/>
      <style:paragraph-properties fo:text-align="center"/>
      <style:text-properties style:font-name="Latin Modern Roman"/>
    </style:style>
    <style:style style:name="P10" style:family="paragraph">
      <loext:graphic-properties draw:fill="none"/>
      <style:paragraph-properties fo:text-align="center" style:writing-mode="lr-tb"/>
      <style:text-properties style:font-name="Latin Modern Roman"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atin Modern Roman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draw:layer="layout" svg:width="10.8cm" svg:height="5.001cm" svg:x="5.1cm" svg:y="0.099cm">
          <text:p text:style-name="P1"><text:span text:style-name="T1">STM32F4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1cm" svg:height="1cm" svg:x="0.1cm" svg:y="3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0.6cm" svg:y1="4.9cm" svg:x2="0.6cm" svg:y2="4.1cm">
          <text:p/>
        </draw:line>
        <draw:g>
          <draw:line draw:style-name="gr4" draw:text-style-name="P4" draw:layer="layout" svg:x1="0.9cm" svg:y1="4.9cm" svg:x2="0.3cm" svg:y2="4.9cm">
            <text:p/>
          </draw:line>
          <draw:line draw:style-name="gr4" draw:text-style-name="P4" draw:layer="layout" svg:x1="0.8cm" svg:y1="5cm" svg:x2="0.4cm" svg:y2="5cm">
            <text:p/>
          </draw:line>
          <draw:line draw:style-name="gr4" draw:text-style-name="P4" draw:layer="layout" svg:x1="0.7cm" svg:y1="5.1cm" svg:x2="0.5cm" svg:y2="5.1cm">
            <text:p/>
          </draw:line>
        </draw:g>
        <draw:line draw:style-name="gr3" draw:text-style-name="P4" draw:layer="layout" svg:x1="0.6cm" svg:y1="3.1cm" svg:x2="0.6cm" svg:y2="2.1cm">
          <text:p/>
        </draw:line>
        <draw:custom-shape draw:style-name="gr5" draw:text-style-name="P4" draw:layer="layout" svg:width="1cm" svg:height="0.4cm" svg:x="1.6cm" svg:y="1.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.6cm" svg:y1="2.1cm" svg:x2="0.6cm" svg:y2="2.1cm">
          <text:p/>
        </draw:line>
        <draw:line draw:style-name="gr3" draw:text-style-name="P4" draw:layer="layout" svg:x1="3.1cm" svg:y1="3.5cm" svg:x2="3.1cm" svg:y2="2.1cm">
          <text:p/>
        </draw:line>
        <draw:g>
          <draw:line draw:style-name="gr6" draw:text-style-name="P4" draw:layer="layout" svg:x1="3.4cm" svg:y1="3.5cm" svg:x2="2.8cm" svg:y2="3.5cm">
            <text:p/>
          </draw:line>
          <draw:line draw:style-name="gr6" draw:text-style-name="P4" draw:layer="layout" svg:x1="3.4cm" svg:y1="3.7cm" svg:x2="2.8cm" svg:y2="3.7cm">
            <text:p/>
          </draw:line>
        </draw:g>
        <draw:line draw:style-name="gr3" draw:text-style-name="P4" draw:layer="layout" svg:x1="3.1cm" svg:y1="4.9cm" svg:x2="3.1cm" svg:y2="3.7cm">
          <text:p/>
        </draw:line>
        <draw:g>
          <draw:line draw:style-name="gr4" draw:text-style-name="P4" draw:layer="layout" svg:x1="3.4cm" svg:y1="4.9cm" svg:x2="2.8cm" svg:y2="4.9cm">
            <text:p/>
          </draw:line>
          <draw:line draw:style-name="gr4" draw:text-style-name="P4" draw:layer="layout" svg:x1="3.3cm" svg:y1="5cm" svg:x2="2.9cm" svg:y2="5cm">
            <text:p/>
          </draw:line>
          <draw:line draw:style-name="gr4" draw:text-style-name="P4" draw:layer="layout" svg:x1="3.2cm" svg:y1="5.1cm" svg:x2="3cm" svg:y2="5.1cm">
            <text:p/>
          </draw:line>
        </draw:g>
        <draw:custom-shape draw:style-name="gr7" draw:text-style-name="P6" draw:layer="layout" svg:width="5.599cm" svg:height="4.6cm" svg:x="10.101cm" svg:y="0.3cm">
          <text:p text:style-name="P5"><text:span text:style-name="T1">Układ P/P, A/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1.5cm" svg:height="2cm" svg:x="14cm" svg:y="1.6cm">
          <text:p text:style-name="P7"><text:span text:style-name="T1">A/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9" draw:text-style-name="P4" draw:layer="layout" svg:x1="5.8cm" svg:y1="1.345cm" svg:x2="6.4cm" svg:y2="1.345cm">
            <text:p/>
          </draw:line>
          <draw:line draw:style-name="gr9" draw:text-style-name="P4" draw:layer="layout" svg:x1="5.8cm" svg:y1="1.345cm" svg:x2="6.1cm" svg:y2="0.845cm">
            <text:p/>
          </draw:line>
          <draw:line draw:style-name="gr9" draw:text-style-name="P4" draw:layer="layout" svg:x1="6.4cm" svg:y1="1.345cm" svg:x2="6.1cm" svg:y2="0.845cm">
            <text:p/>
          </draw:line>
          <draw:line draw:style-name="gr4" draw:text-style-name="P4" draw:layer="layout" svg:x1="5.8cm" svg:y1="0.845cm" svg:x2="6.4cm" svg:y2="0.845cm">
            <text:p/>
          </draw:line>
        </draw:g>
        <draw:g>
          <draw:line draw:style-name="gr9" draw:text-style-name="P4" draw:layer="layout" svg:x1="5.8cm" svg:y1="3.355cm" svg:x2="6.4cm" svg:y2="3.355cm">
            <text:p/>
          </draw:line>
          <draw:line draw:style-name="gr9" draw:text-style-name="P4" draw:layer="layout" svg:x1="5.8cm" svg:y1="3.355cm" svg:x2="6.1cm" svg:y2="2.855cm">
            <text:p/>
          </draw:line>
          <draw:line draw:style-name="gr9" draw:text-style-name="P4" draw:layer="layout" svg:x1="6.4cm" svg:y1="3.355cm" svg:x2="6.1cm" svg:y2="2.855cm">
            <text:p/>
          </draw:line>
          <draw:line draw:style-name="gr4" draw:text-style-name="P4" draw:layer="layout" svg:x1="5.8cm" svg:y1="2.855cm" svg:x2="6.4cm" svg:y2="2.855cm">
            <text:p/>
          </draw:line>
        </draw:g>
        <draw:g>
          <draw:line draw:style-name="gr4" draw:text-style-name="P4" draw:layer="layout" svg:x1="6.3cm" svg:y1="0.3cm" svg:x2="5.9cm" svg:y2="0.3cm">
            <text:p/>
          </draw:line>
        </draw:g>
        <draw:line draw:style-name="gr3" draw:text-style-name="P4" draw:layer="layout" svg:x1="6.1cm" svg:y1="0.845cm" svg:x2="6.1cm" svg:y2="0.3cm">
          <text:p/>
        </draw:line>
        <draw:line draw:style-name="gr3" draw:text-style-name="P4" draw:layer="layout" svg:x1="6.1cm" svg:y1="2.845cm" svg:x2="6.1cm" svg:y2="1.345cm">
          <text:p/>
        </draw:line>
        <draw:custom-shape draw:style-name="gr10" draw:text-style-name="P9" draw:layer="layout" svg:width="0.1cm" svg:height="0.1cm" svg:x="3.05cm" svg:y="2.0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0.1cm" svg:height="0.1cm" svg:x="6.051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4" draw:text-style-name="P4" draw:layer="layout" svg:x1="6.4cm" svg:y1="4.7cm" svg:x2="5.8cm" svg:y2="4.7cm">
            <text:p/>
          </draw:line>
          <draw:line draw:style-name="gr4" draw:text-style-name="P4" draw:layer="layout" svg:x1="6.3cm" svg:y1="4.8cm" svg:x2="5.9cm" svg:y2="4.8cm">
            <text:p/>
          </draw:line>
          <draw:line draw:style-name="gr4" draw:text-style-name="P4" draw:layer="layout" svg:x1="6.2cm" svg:y1="4.9cm" svg:x2="6cm" svg:y2="4.9cm">
            <text:p/>
          </draw:line>
        </draw:g>
        <draw:line draw:style-name="gr3" draw:text-style-name="P4" draw:layer="layout" svg:x1="6.1cm" svg:y1="4.695cm" svg:x2="6.1cm" svg:y2="3.35cm">
          <text:p/>
        </draw:line>
        <draw:custom-shape draw:style-name="gr11" draw:text-style-name="P3" draw:layer="layout" svg:width="1cm" svg:height="1cm" svg:x="7.601cm" svg:y="3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8.1cm" svg:y1="3.1cm" svg:x2="8.1cm" svg:y2="2.1cm">
          <text:p/>
        </draw:line>
        <draw:custom-shape draw:style-name="gr12" draw:text-style-name="P10" draw:layer="layout" svg:width="0.802cm" svg:height="0.802cm" svg:x="7.7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8.1cm" svg:y1="3.3cm" svg:x2="8.1cm" svg:y2="3.9cm">
          <text:p/>
        </draw:line>
        <draw:custom-shape draw:style-name="gr10" draw:text-style-name="P9" draw:layer="layout" svg:width="0.1cm" svg:height="0.1cm" svg:x="8.052cm" svg:y="2.0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4" draw:layer="layout" svg:width="1cm" svg:height="0.4cm" svg:x="10.6cm" svg:y="1.9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6cm" svg:y1="3.1cm" svg:x2="12.6cm" svg:y2="2.101cm">
          <text:p/>
        </draw:line>
        <draw:g>
          <draw:line draw:style-name="gr6" draw:text-style-name="P4" draw:layer="layout" svg:x1="12.9cm" svg:y1="3.101cm" svg:x2="12.3cm" svg:y2="3.101cm">
            <text:p/>
          </draw:line>
          <draw:line draw:style-name="gr6" draw:text-style-name="P4" draw:layer="layout" svg:x1="12.9cm" svg:y1="3.301cm" svg:x2="12.3cm" svg:y2="3.301cm">
            <text:p/>
          </draw:line>
        </draw:g>
        <draw:line draw:style-name="gr3" draw:text-style-name="P4" draw:layer="layout" svg:x1="12.6cm" svg:y1="4.501cm" svg:x2="12.6cm" svg:y2="3.301cm">
          <text:p/>
        </draw:line>
        <draw:g>
          <draw:line draw:style-name="gr4" draw:text-style-name="P4" draw:layer="layout" svg:x1="12.9cm" svg:y1="4.501cm" svg:x2="12.3cm" svg:y2="4.501cm">
            <text:p/>
          </draw:line>
          <draw:line draw:style-name="gr4" draw:text-style-name="P4" draw:layer="layout" svg:x1="12.8cm" svg:y1="4.601cm" svg:x2="12.4cm" svg:y2="4.601cm">
            <text:p/>
          </draw:line>
          <draw:line draw:style-name="gr4" draw:text-style-name="P4" draw:layer="layout" svg:x1="12.7cm" svg:y1="4.701cm" svg:x2="12.5cm" svg:y2="4.701cm">
            <text:p/>
          </draw:line>
        </draw:g>
        <draw:custom-shape draw:style-name="gr10" draw:text-style-name="P9" draw:layer="layout" svg:width="0.1cm" svg:height="0.1cm" svg:x="12.55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4" draw:layer="layout" svg:x1="14cm" svg:y1="2.1cm" svg:x2="11.6cm" svg:y2="2.1cm">
          <text:p/>
        </draw:line>
        <draw:g>
          <draw:line draw:style-name="gr4" draw:text-style-name="P4" draw:layer="layout" svg:x1="8.4cm" svg:y1="4.7cm" svg:x2="7.8cm" svg:y2="4.7cm">
            <text:p/>
          </draw:line>
          <draw:line draw:style-name="gr4" draw:text-style-name="P4" draw:layer="layout" svg:x1="8.3cm" svg:y1="4.8cm" svg:x2="7.9cm" svg:y2="4.8cm">
            <text:p/>
          </draw:line>
          <draw:line draw:style-name="gr4" draw:text-style-name="P4" draw:layer="layout" svg:x1="8.2cm" svg:y1="4.9cm" svg:x2="8cm" svg:y2="4.9cm">
            <text:p/>
          </draw:line>
        </draw:g>
        <draw:line draw:style-name="gr3" draw:text-style-name="P4" draw:layer="layout" svg:x1="8.1cm" svg:y1="4.7cm" svg:x2="8.1cm" svg:y2="4.1cm">
          <text:p/>
        </draw:line>
        <draw:line draw:style-name="gr13" draw:text-style-name="P4" draw:layer="layout" svg:x1="0.6cm" svg:y1="3.9cm" svg:x2="0.6cm" svg:y2="3.3cm">
          <text:p/>
        </draw:line>
        <draw:line draw:style-name="gr3" draw:text-style-name="P4" draw:layer="layout" svg:x1="10.6cm" svg:y1="2.1cm" svg:x2="5cm" svg:y2="2.1cm">
          <text:p/>
        </draw:line>
        <draw:line draw:style-name="gr15" draw:text-style-name="P4" draw:layer="layout" svg:x1="5.1cm" svg:y1="2.1cm" svg:x2="2.6cm" svg:y2="2.1cm">
          <text:p/>
        </draw:line>
        <draw:g>
          <svg:title>TexMaths</svg:title>
          <svg:desc>12§display§R_{we}§svg§600§TRUE§</svg:desc>
          <draw:path draw:style-name="gr16" draw:text-style-name="P11" draw:layer="layout" svg:width="0.299cm" svg:height="0.295cm" svg:x="1.759cm" svg:y="1.354cm" svg:viewBox="0 0 300 296" svg:d="M254 55c0 14-7 43-23 60-12 11-33 24-72 24-15 0-31 0-46 0 9-37 18-74 27-110 3-10 4-15 12-16 4 0 17 0 25 0 30 0 77 0 77 42zM300 248c0-5-4-3-5-5-4 0-5 3-6 6-11 31-29 38-39 38-13 0-16-9-16-26 0-13 2-33 4-48 2-6 2-13 2-19 0-32-28-45-40-50 43-9 92-39 92-81 0-35-37-63-92-63-40 0-80 0-120 0-8 0-12 0-12 8 0 5 4 5 12 5 5 1 9 0 16 1 7 0 11 2 11 6 0 3 0 4-2 9-18 75-37 150-56 225-5 17-5 20-38 20-7 0-11 0-11 9 0 4 3 3 5 4 18 0 36 0 54-1 17 1 35 1 52 1 4 0 9 0 9-8 0-5-4-5-12-5-16 0-27 0-27-7 0-3 0-5 2-7 9-37 18-74 27-111 17 0 34 0 51 0 37 0 45 22 45 38 0 6-4 19-6 29-4 12-7 27-7 36 0 44 50 44 56 44 36 0 51-42 51-48z">
            <text:p/>
          </draw:path>
          <draw:path draw:style-name="gr16" draw:text-style-name="P11" draw:layer="layout" svg:width="0.215cm" svg:height="0.132cm" svg:x="2.074cm" svg:y="1.615cm" svg:viewBox="0 0 216 133" svg:d="M216 23c0-22-14-23-15-23-8 0-16 7-16 16 0 4 3 7 5 8 6 6 11 14 11 24 0 4-13 77-50 77-24 0-24-22-24-27 0-8 1-12 6-29 3-11 6-22 8-33 2-8 5-22 5-24 0-6-5-8-9-8-6 0-11 2-12 8-2 2-5 14-6 22-5 16-5 18-9 33-5 17-5 19-5 28 2 6-1 10-8 20-4 5-10 10-20 10-11 0-27-5-27-28 0-14 9-36 15-51 4-14 6-16 6-21 0-14-12-25-28-25-30 0-43 40-43 46 0 3 4 3 5 3 5 0 5-1 6-5 7-24 19-36 31-36 5 0 7 4 7 11 0 6-2 13-3 17-17 43-17 49-17 57 0 35 31 40 46 40 6 0 21 0 34-20 7 13 23 20 41 20 26 0 39-23 45-35 12-25 21-61 21-75z">
            <text:p/>
          </draw:path>
          <draw:path draw:style-name="gr16" draw:text-style-name="P11" draw:layer="layout" svg:width="0.125cm" svg:height="0.132cm" svg:x="2.323cm" svg:y="1.615cm" svg:viewBox="0 0 126 133" svg:d="M126 99c0-1-3-4-5-4s-2 0-5 2c-23 28-57 28-63 28-17 0-29-12-29-36 0-4 0-10 4-27 6 0 12 0 18 0 8 0 32 0 47-6 22-7 26-21 26-30 0-16-16-26-36-26-36 0-83 28-83 78 0 29 18 55 53 55 49 0 73-30 73-34zM107 26c0 28-51 28-63 28-4 0-9 0-14 0 12-42 44-46 53-46 13 0 24 6 24 18z">
            <text:p/>
          </draw:path>
        </draw:g>
        <draw:g>
          <svg:title>TexMaths</svg:title>
          <svg:desc>12§display§y(t)§svg§600§TRUE§</svg:desc>
          <draw:path draw:style-name="gr16" draw:text-style-name="P11" draw:layer="layout" svg:width="0.193cm" svg:height="0.271cm" svg:x="4cm" svg:y="1.692cm" svg:viewBox="0 0 194 272" svg:d="M194 16c0-8-6-12-12-12-5 0-11 3-14 9-1 3-5 15-6 23-3 11-6 22-9 33-6 26-12 51-19 76-2 6-20 36-48 36-21 0-25-19-25-35 0-19 6-44 20-81 8-18 9-23 9-31 0-18-13-34-34-34-40 0-56 61-56 65 0 3 4 2 6 3 4 0 4-1 6-7 12-39 29-53 43-53 2 0 10 0 10 15 0 9-4 20-8 28-16 45-23 69-23 89 0 37 26 50 51 50 17 0 30-7 42-19-5 22-11 42-28 65-10 14-26 26-45 26-6 0-25-1-32-18 7 0 12 0 18-5 4-3 8-9 8-16 0-13-11-16-16-16-9 0-22 7-22 28s18 37 44 37c43 0 86-39 98-86 14-54 27-107 41-161 1-6 1-7 1-9z">
            <text:p/>
          </draw:path>
          <draw:path draw:style-name="gr16" draw:text-style-name="P11" draw:layer="layout" svg:width="0.096cm" svg:height="0.418cm" svg:x="4.248cm" svg:y="1.563cm" svg:viewBox="0 0 97 419" svg:d="M97 414c0-1 0-2-1-3-44-33-73-116-73-183 0-12 0-24 0-36 0-67 29-151 73-184 1-1 1-2 1-3 0-3-2-5-4-5-1 0-1 1-2 1-47 35-91 119-91 191 0 12 0 24 0 36 0 71 44 155 91 190 1 0 1 1 2 1 2 0 4-2 4-5z">
            <text:p/>
          </draw:path>
          <draw:path draw:style-name="gr16" draw:text-style-name="P11" draw:layer="layout" svg:width="0.128cm" svg:height="0.267cm" svg:x="4.378cm" svg:y="1.614cm" svg:viewBox="0 0 129 268" svg:d="M129 86c0-5-4-5-12-5-12 0-24 0-37 0 16-58 18-67 18-69 0-7-6-12-13-12-1 0-12 0-17 16-5 22-10 43-15 65-13 0-27 0-40 0-8 0-13 0-13 9 0 5 4 5 12 5 12 0 25 0 37 0-30 119-32 127-32 134 0 22 17 39 39 39 42 0 66-62 66-64 0-5-2-5-5-5s-3 1-6 6c-18 43-40 54-55 54-8 0-13-6-13-20 0-10 1-13 4-20 10-41 20-83 30-124 13 0 26 0 39 0 9 0 13 0 13-9z">
            <text:p/>
          </draw:path>
          <draw:path draw:style-name="gr16" draw:text-style-name="P11" draw:layer="layout" svg:width="0.096cm" svg:height="0.418cm" svg:x="4.545cm" svg:y="1.563cm" svg:viewBox="0 0 97 419" svg:d="M97 228c0-12 0-24 0-36 0-72-44-156-91-191-1 0-1-1-2-1-2 0-4 2-4 5 0 1 1 2 1 3 45 33 73 117 73 184 0 12 0 24 0 36 0 67-28 150-73 183 0 1-1 2-1 3 0 3 2 5 4 5 1 0 1-1 2-1 47-35 91-119 91-190z">
            <text:p/>
          </draw:path>
        </draw:g>
        <draw:g>
          <svg:title>TexMaths</svg:title>
          <svg:desc>12§display§R_{adc}§svg§600§TRUE§</svg:desc>
          <draw:path draw:style-name="gr16" draw:text-style-name="P11" draw:layer="layout" svg:width="0.299cm" svg:height="0.295cm" svg:x="10.696cm" svg:y="1.356cm" svg:viewBox="0 0 300 296" svg:d="M254 55c0 14-7 43-23 60-10 11-33 24-72 24-15 0-31 0-46 0 9-37 18-74 27-110 3-10 4-15 12-16 4 0 17 0 25 0 30 0 77 0 77 42zM300 248c0-5-3-3-5-5-4 0-5 3-6 6-10 31-28 38-37 38-15 0-18-9-18-26 0-13 3-33 5-48 1-6 1-13 1-19 0-32-28-45-40-50 43-9 94-39 94-81 0-35-39-63-94-63-40 0-80 0-120 0-8 0-12 0-12 8 0 5 4 5 12 5 6 1 9 0 16 1 7 0 11 2 11 6 0 3 0 4-1 9-19 75-38 150-57 225-3 17-5 20-38 20-7 0-11 0-11 9 0 4 4 3 6 4 18 0 35 0 53-1 17 1 35 1 52 1 4 0 9 0 9-8 0-5-4-5-11-5-15 0-27 0-27-7 0-3 0-5 1-7 9-37 18-74 27-111 17 0 34 0 51 0 38 0 45 22 45 38 0 6-3 19-6 29-2 12-7 27-7 36 0 44 52 44 56 44 36 0 51-42 51-48z">
            <text:p/>
          </draw:path>
          <draw:path draw:style-name="gr16" draw:text-style-name="P11" draw:layer="layout" svg:width="0.149cm" svg:height="0.132cm" svg:x="11.016cm" svg:y="1.617cm" svg:viewBox="0 0 150 133" svg:d="M150 87c0-3-4-3-5-3-4 0-5 1-6 9-4 14-10 32-22 32-8 0-9-6-9-15 0-5 2-15 3-23 3-9 5-18 8-27 2-11 2-12 6-22 1-8 4-21 4-22 0-8-4-10-9-10-6 0-12 4-14 12-6-11-16-18-30-18-38 0-76 42-76 84 0 29 19 49 44 49 16 0 30-10 42-20 5 16 23 20 30 20 11 0 18-7 23-16 7-12 11-28 11-30zM102 34c0 1-1 3-1 4-5 19-9 37-13 55-3 9-10 14-16 20-2 2-14 12-28 12-10 0-20-8-20-29 0-16 8-48 14-60 15-23 29-28 38-28 20 0 26 23 26 26z">
            <text:p/>
          </draw:path>
          <draw:path draw:style-name="gr16" draw:text-style-name="P11" draw:layer="layout" svg:width="0.15cm" svg:height="0.206cm" svg:x="11.198cm" svg:y="1.543cm" svg:viewBox="0 0 151 207" svg:d="M151 4c0-2-1-4-5-4-6 0-30 2-37 2-2 2-7 2-7 8 0 4 5 4 8 4 15 0 15 2 15 4s-2 4-2 7c-5 23-11 45-16 67-6-11-17-18-31-18-38 0-76 42-76 84 0 29 19 49 44 49 16 0 30-9 42-20 6 17 23 20 30 20 11 0 18-7 24-15 6-12 10-29 10-30 0-4-4-4-5-4-4 0-4 1-6 10-4 13-10 31-22 31-7 0-9-6-9-15 0-6 0-8 1-12 14-54 27-109 41-164 1 0 1-3 1-4zM102 108c0 1 0 3 0 5-5 18-10 36-14 55-3 8-9 13-16 19-2 2-14 12-26 12-11 0-22-7-22-29 0-15 8-48 16-60 13-23 27-27 36-27 21 0 26 22 26 25z">
            <text:p/>
          </draw:path>
          <draw:path draw:style-name="gr16" draw:text-style-name="P11" draw:layer="layout" svg:width="0.127cm" svg:height="0.132cm" svg:x="11.376cm" svg:y="1.617cm" svg:viewBox="0 0 128 133" svg:d="M128 99c0-1-2-4-5-4-2 0-2 0-4 2-23 28-58 28-64 28-20 0-30-15-30-33 0-8 4-40 19-61 11-14 27-23 41-23 5 0 19 0 26 9-10 2-15 11-15 17 0 8 6 10 12 10s17-4 17-19c0-19-23-25-40-25-43 0-85 41-85 81 0 26 18 52 55 52 49 0 73-30 73-34z">
            <text:p/>
          </draw:path>
        </draw:g>
        <draw:g>
          <svg:title>TexMaths</svg:title>
          <svg:desc>12§display§C_{we}§svg§600§TRUE§</svg:desc>
          <draw:path draw:style-name="gr16" draw:text-style-name="P11" draw:layer="layout" svg:width="0.297cm" svg:height="0.304cm" svg:x="3.65cm" svg:y="3.404cm" svg:viewBox="0 0 298 305" svg:d="M298 5c0-1-1-5-5-5-1 0-1 1-6 5-10 11-20 21-30 32-3-6-22-37-69-37-93 0-188 93-188 190 0 68 49 115 114 115 36 0 68-17 91-36 38-34 45-73 45-74 0-5-3-3-5-5-2 0-4 1-4 5-5 12-15 42-43 66-29 24-56 31-77 31-38 0-83-22-83-87 0-24 9-93 51-142 26-28 65-50 103-50 43 0 67 32 67 82 0 16-2 16-2 20s5 5 8 5c4 0 4-2 7-9 9-35 17-71 26-106z">
            <text:p/>
          </draw:path>
          <draw:path draw:style-name="gr16" draw:text-style-name="P11" draw:layer="layout" svg:width="0.215cm" svg:height="0.132cm" svg:x="3.943cm" svg:y="3.673cm" svg:viewBox="0 0 216 133" svg:d="M216 23c0-22-14-23-15-23-8 0-17 8-17 16 0 4 4 7 5 9 7 6 12 13 12 23 0 3-13 76-50 76-24 0-24-21-24-26 0-7 1-12 6-29 2-11 5-22 7-33 2-7 6-22 6-23 0-6-5-9-10-9s-10 3-13 8c0 2-3 14-4 22-5 16-5 17-10 33-4 17-4 19-5 28 1 6-1 12-7 20-5 5-11 9-20 9-11 0-27-3-27-27 0-14 9-36 15-52 4-11 6-15 6-20 0-14-12-25-28-25-30 0-43 41-43 45s4 4 5 4c3 0 5-1 5-5 7-24 20-36 32-36 5 0 7 4 7 11 0 6-2 13-4 17-16 43-16 49-16 57 0 35 31 40 46 40 6 0 21 0 34-21 7 14 23 21 41 21 26 0 39-23 45-35 12-25 21-61 21-75z">
            <text:p/>
          </draw:path>
          <draw:path draw:style-name="gr16" draw:text-style-name="P11" draw:layer="layout" svg:width="0.125cm" svg:height="0.132cm" svg:x="4.192cm" svg:y="3.673cm" svg:viewBox="0 0 126 133" svg:d="M126 99c0-1-3-4-5-4s-2 0-5 2c-23 27-57 27-63 27-17 0-29-12-29-35 0-4 0-10 4-26 6 0 12 0 17 0 9 0 32-1 48-7 22-7 26-21 26-30 0-16-16-26-36-26-36 0-83 28-83 78 0 30 18 55 53 55 49 0 73-29 73-34zM107 26c0 29-51 29-63 29-4 0-9 0-14 0 12-43 44-47 53-47 13 0 24 8 24 18z">
            <text:p/>
          </draw:path>
        </draw:g>
        <draw:g>
          <svg:title>TexMaths</svg:title>
          <svg:desc>12§display§C_{adc}§svg§600§TRUE§</svg:desc>
          <draw:path draw:style-name="gr16" draw:text-style-name="P11" draw:layer="layout" svg:width="0.297cm" svg:height="0.304cm" svg:x="11.268cm" svg:y="3.006cm" svg:viewBox="0 0 298 305" svg:d="M298 5c0-1-1-5-4-5-2 0-2 1-6 5-10 11-20 21-30 32-4-6-23-37-70-37-93 0-188 93-188 190 0 68 49 115 114 115 36 0 68-17 91-36 38-34 46-73 46-74 0-5-4-3-5-5-3 0-5 1-6 5-4 12-13 42-42 66s-55 31-78 31c-37 0-82-22-82-87 0-24 9-93 51-142 25-28 64-50 103-50 42 0 67 32 67 82 0 16-1 16-1 20s4 5 6 5c6 0 6-2 8-9 9-35 18-71 26-106z">
            <text:p/>
          </draw:path>
          <draw:path draw:style-name="gr16" draw:text-style-name="P11" draw:layer="layout" svg:width="0.149cm" svg:height="0.132cm" svg:x="11.565cm" svg:y="3.275cm" svg:viewBox="0 0 150 133" svg:d="M150 87c0-3-4-3-5-3-4 0-4 1-6 9-4 15-10 31-22 31-7 0-9-6-9-14 0-5 2-15 5-23 2-8 4-17 6-26 2-12 3-13 6-23 1-7 4-21 4-22 0-8-4-10-9-10s-12 4-13 12c-8-10-17-18-31-18-38 0-76 42-76 84 0 28 19 49 44 49 16 0 30-10 42-21 6 17 23 21 30 21 11 0 18-7 24-16 6-12 10-28 10-30zM102 35c-1 1 0 2-1 3-5 19-9 37-14 55-2 9-8 15-15 19-2 3-14 12-26 12-11 0-22-7-22-28 0-16 8-48 16-60 13-23 27-28 36-28 20 0 26 23 26 27z">
            <text:p/>
          </draw:path>
          <draw:path draw:style-name="gr16" draw:text-style-name="P11" draw:layer="layout" svg:width="0.15cm" svg:height="0.206cm" svg:x="11.747cm" svg:y="3.201cm" svg:viewBox="0 0 151 207" svg:d="M151 5c0-1-1-5-5-5-5 0-30 2-37 4-2 0-6 0-6 6 0 4 4 4 7 4 15 0 15 3 15 5 0 1-2 4-2 6-5 22-11 45-16 67-6-9-17-18-30-18-39 0-77 42-77 84 0 29 19 49 44 49 17 0 30-10 42-20 6 16 23 20 30 20 11 0 18-7 24-16 6-11 10-28 10-29 0-4-4-4-5-4-4 0-4 1-6 10-4 14-10 31-22 31-7 0-9-6-9-15 0-6 1-8 1-12 14-54 27-108 41-162 1-2 1-4 1-5zM102 109c0 1 0 2 0 3-5 19-10 37-15 56-2 8-8 14-14 19-3 2-14 12-27 12-11 0-22-8-22-29 0-16 8-48 16-60 13-23 28-27 37-27 20 0 25 22 25 26z">
            <text:p/>
          </draw:path>
          <draw:path draw:style-name="gr16" draw:text-style-name="P11" draw:layer="layout" svg:width="0.127cm" svg:height="0.132cm" svg:x="11.925cm" svg:y="3.275cm" svg:viewBox="0 0 128 133" svg:d="M128 99c0-1-2-4-5-4-2 0-2 0-4 2-23 27-58 27-64 27-20 0-30-14-30-32 0-8 4-41 19-61 11-14 27-23 41-23 5 0 19 2 26 10-10 1-15 10-15 16 0 8 6 10 12 10s17-5 17-18c0-20-23-26-40-26-43 0-85 41-85 81 0 26 18 52 55 52 49 0 73-29 73-34z">
            <text:p/>
          </draw:path>
        </draw:g>
        <draw:g>
          <svg:title>TexMaths</svg:title>
          <svg:desc>12§display§I_{adc}§svg§600§TRUE§</svg:desc>
          <draw:path draw:style-name="gr16" draw:text-style-name="P11" draw:layer="layout" svg:width="0.194cm" svg:height="0.286cm" svg:x="8.805cm" svg:y="3.409cm" svg:viewBox="0 0 195 287" svg:d="M195 5c0-5-4-5-7-5-18 0-37 1-55 1-19 0-38-1-56-1-3 0-9 0-9 8 0 5 5 5 12 5 18 0 29 0 29 9 0 1 0 2 0 6-19 75-38 150-57 226-4 16-5 20-39 20-9 0-13 0-13 9 0 4 5 4 6 4 18 0 37 0 55-1 19 1 38 1 56 1 4 0 9 0 9-8 0-5-3-5-12-5-7 0-10 0-18-1-10-1-11-2-11-7 0-4 1-6 1-10 19-74 38-149 57-224 4-14 6-19 38-19 11 0 14 0 14-8z">
            <text:p/>
          </draw:path>
          <draw:path draw:style-name="gr16" draw:text-style-name="P11" draw:layer="layout" svg:width="0.149cm" svg:height="0.132cm" svg:x="8.994cm" svg:y="3.67cm" svg:viewBox="0 0 150 133" svg:d="M150 87c0-3-4-3-5-3-4 0-5 1-6 9-4 14-10 32-22 32-8 0-9-6-9-15 0-5 2-15 3-23 3-9 5-18 8-27 2-11 2-12 6-22 1-8 4-21 4-22 0-8-4-10-9-10-6 0-12 4-15 12-6-11-15-18-30-18-37 0-75 42-75 84 0 29 19 49 44 49 16 0 30-10 42-20 5 16 23 20 30 20 11 0 18-7 23-16 7-12 11-28 11-30zM102 34c0 1-1 3-1 4-5 19-9 37-14 55-2 9-9 14-15 20-2 2-14 12-28 12-10 0-20-8-20-29 0-16 8-48 14-60 15-23 29-28 37-28 21 0 27 23 27 26z">
            <text:p/>
          </draw:path>
          <draw:path draw:style-name="gr16" draw:text-style-name="P11" draw:layer="layout" svg:width="0.15cm" svg:height="0.206cm" svg:x="9.176cm" svg:y="3.596cm" svg:viewBox="0 0 151 207" svg:d="M151 4c0-2-1-4-5-4-6 0-30 2-37 2-2 2-7 2-7 8 0 4 5 4 8 4 15 0 15 2 15 4s-2 4-2 7c-5 23-11 45-16 67-6-11-17-18-32-18-37 0-75 42-75 84 0 29 19 49 44 49 16 0 30-9 42-20 6 17 23 20 30 20 11 0 18-7 24-15 6-12 10-29 10-30 0-4-4-4-5-4-4 0-4 1-6 10-4 13-10 31-22 31-7 0-9-6-9-15 0-6 0-8 1-12 14-54 27-109 41-164 1 0 1-3 1-4zM102 108c0 1 0 3 0 5-5 18-10 36-15 55-2 8-8 13-15 19-2 2-14 12-26 12-11 0-22-7-22-29 0-15 8-48 16-60 13-23 27-27 35-27 22 0 27 22 27 25z">
            <text:p/>
          </draw:path>
          <draw:path draw:style-name="gr16" draw:text-style-name="P11" draw:layer="layout" svg:width="0.127cm" svg:height="0.132cm" svg:x="9.354cm" svg:y="3.67cm" svg:viewBox="0 0 128 133" svg:d="M128 99c0-1-2-4-5-4-2 0-2 0-4 2-23 28-58 28-64 28-20 0-30-15-30-33 0-8 4-40 19-61 11-14 27-23 41-23 5 0 19 0 26 9-10 2-15 11-15 17 0 8 6 10 12 10s17-4 17-19c0-19-23-25-40-25-43 0-85 41-85 81 0 26 18 52 55 52 49 0 73-30 73-34z">
            <text:p/>
          </draw:path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atin Modern Roman" svg:font-family="'Latin Modern Roman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Groty_20_strzałek_20_2" draw:display-name="Groty strzałek 2" svg:viewBox="0 0 1131 902" svg:d="M564 0l-564 902h1131z"/>
    <draw:stroke-dash draw:name="Dash_20_Dot_20_3" draw:display-name="Dash Dot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6cm" fo:page-height="5.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Łukasz Dróżdż</meta:initial-creator>
    <meta:creation-date>2022-04-04T15:19:31.706181355</meta:creation-date>
    <dc:date>2023-08-30T17:18:50.994650659</dc:date>
    <dc:creator>Łukasz Dróżdż</dc:creator>
    <meta:editing-duration>PT3H32M10S</meta:editing-duration>
    <meta:editing-cycles>37</meta:editing-cycles>
    <meta:generator>LibreOffice/7.5.5.2$Linux_X86_64 LibreOffice_project/50$Build-2</meta:generator>
    <meta:document-statistic meta:object-count="95"/>
  </office:meta>
</office:document-meta>
</file>